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00fed" officeooo:paragraph-rsid="00000fe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0ce3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0805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098d4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22274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7b75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b8d5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09b39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39b32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3a4f4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11721" officeooo:paragraph-rsid="00011721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011721" officeooo:paragraph-rsid="002eec4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011721" officeooo:paragraph-rsid="0030c3c5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030e3d" officeooo:paragraph-rsid="00030e3d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2a85df" officeooo:paragraph-rsid="002a85d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11721" officeooo:paragraph-rsid="00011721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e350d" officeooo:paragraph-rsid="002e350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1721" officeooo:paragraph-rsid="0001172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6c3c" officeooo:paragraph-rsid="00056c3c" style:font-size-asian="12.25pt" style:font-weight-asian="bold" style:font-size-complex="14pt" style:font-weight-complex="bold"/>
    </style:style>
    <style:style style:name="T1" style:family="text">
      <style:text-properties officeooo:rsid="00011721"/>
    </style:style>
    <style:style style:name="T2" style:family="text">
      <style:text-properties style:text-underline-style="none"/>
    </style:style>
    <style:style style:name="T3" style:family="text">
      <style:text-properties officeooo:rsid="00072508"/>
    </style:style>
    <style:style style:name="T4" style:family="text">
      <style:text-properties officeooo:rsid="00098d49"/>
    </style:style>
    <style:style style:name="T5" style:family="text">
      <style:text-properties officeooo:rsid="000b465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a85ad"/>
    </style:style>
    <style:style style:name="T8" style:family="text">
      <style:text-properties style:text-underline-style="solid" style:text-underline-width="auto" style:text-underline-color="font-color" officeooo:rsid="00165c98"/>
    </style:style>
    <style:style style:name="T9" style:family="text">
      <style:text-properties style:text-underline-style="solid" style:text-underline-width="auto" style:text-underline-color="font-color" officeooo:rsid="0017b757"/>
    </style:style>
    <style:style style:name="T10" style:family="text">
      <style:text-properties style:text-underline-style="solid" style:text-underline-width="auto" style:text-underline-color="font-color" officeooo:rsid="001b8d51"/>
    </style:style>
    <style:style style:name="T11" style:family="text">
      <style:text-properties style:text-underline-style="solid" style:text-underline-width="auto" style:text-underline-color="font-color" officeooo:rsid="002cb625"/>
    </style:style>
    <style:style style:name="T12" style:family="text">
      <style:text-properties style:text-underline-style="solid" style:text-underline-width="auto" style:text-underline-color="font-color" officeooo:rsid="0031b128"/>
    </style:style>
    <style:style style:name="T13" style:family="text">
      <style:text-properties style:text-underline-style="solid" style:text-underline-width="auto" style:text-underline-color="font-color" officeooo:rsid="002e65f8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a4f42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3a4f42"/>
    </style:style>
    <style:style style:name="T17" style:family="text">
      <style:text-properties officeooo:rsid="00165c98"/>
    </style:style>
    <style:style style:name="T18" style:family="text">
      <style:text-properties officeooo:rsid="0017b757"/>
    </style:style>
    <style:style style:name="T19" style:family="text">
      <style:text-properties officeooo:rsid="0018c5f4"/>
    </style:style>
    <style:style style:name="T20" style:family="text">
      <style:text-properties officeooo:rsid="001a85ad"/>
    </style:style>
    <style:style style:name="T21" style:family="text">
      <style:text-properties officeooo:rsid="001b8d51"/>
    </style:style>
    <style:style style:name="T22" style:family="text">
      <style:text-properties officeooo:rsid="001e338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71ad2" style:font-style-asian="italic" style:font-style-complex="italic"/>
    </style:style>
    <style:style style:name="T26" style:family="text">
      <style:text-properties officeooo:rsid="002e65f8"/>
    </style:style>
    <style:style style:name="T27" style:family="text">
      <style:text-properties officeooo:rsid="002fd7a1"/>
    </style:style>
    <style:style style:name="T28" style:family="text">
      <style:text-properties officeooo:rsid="0030c3c5"/>
    </style:style>
    <style:style style:name="T29" style:family="text">
      <style:text-properties officeooo:rsid="0039b322"/>
    </style:style>
    <style:style style:name="T30" style:family="text">
      <style:text-properties officeooo:rsid="003a4f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GESTION PARTIE</text:p>
      <text:p text:style-name="P1"/>
      <text:p text:style-name="P10"><text:span text:style-name="T14">Fonction</text:span> main() : Néant</text:p>
      <text:p text:style-name="P10"/>
      <text:p text:style-name="P10"><text:span text:style-name="T15">Début :</text:span><text:line-break/> <text:s text:c="3"/></text:p>
      <text:p text:style-name="P10">iNbColonne ← 7<text:line-break/> <text:s text:c="3"/>iNbLigne ← 6<text:line-break/> <text:s text:c="3"/>iTabPlateauDeJeu : tableau[entier][entier] ← [[0 pour i allant de 1 à iNbLigne] pour j allant de 1 à iNbColonne]<text:line-break/> <text:s text:c="3"/>tabStatutJeu : tableau[entier][entier][entier][entier] ← [[iTabPlateauDeJeu, 1, 1, 0]]<text:line-break/> <text:s text:c="3"/>iNbJetonVictoire ← 4<text:line-break/> <text:s text:c="3"/>iJoueurCourant ← 1<text:line-break/> <text:s text:c="3"/>iNbTour ← 0<text:line-break/> <text:s text:c="3"/>bVictoire ← Vrai<text:line-break/> <text:s text:c="3"/><text:line-break/> <text:s text:c="3"/>Tant que bVictoire :<text:line-break/> <text:s text:c="7"/>afficherPlateau(tabStatutJeu[iNbTour][0], iNbColonne, iNbLigne)<text:line-break/> <text:s text:c="7"/>tabStatutJeu.ajouter(tabStatutJeu[iNbTour])<text:line-break/><text:line-break/> <text:s text:c="7"/><text:span text:style-name="T6">Si</text:span> tabStatutJeu[iNbTour][3] != 0 et tabStatutJeu[iNbTour][iJoueurCourant] != 0 et iJoueurCourant = 1 <text:span text:style-name="T6">alors</text:span><text:line-break/> <text:s text:c="11"/>bAtout ← Sai<text:span text:style-name="T6">si</text:span>rEntier("Saisissez 0 si vous souhaitez utiliser votre coup spécial <text:span text:style-name="T6">sinon</text:span> 1 :") // 0 = oui, 1 = non<text:line-break/> <text:s text:c="11"/><text:span text:style-name="T6">Si</text:span> bAtout = 0 <text:span text:style-name="T6">alors</text:span><text:line-break/> <text:s text:c="15"/>tabStatutJeu[iNbTour][0] ← atout(tabStatutJeu[iNbTour][0], iNbColonne, iNbLigne)<text:line-break/> <text:s text:c="15"/>tabStatutJeu[iNbTour][iJoueurCourant] ← tabStatutJeu[iNbTour][iJoueurCourant] - <text:span text:style-name="T29">1</text:span> <text:s text:c="3"/><text:line-break/> <text:s text:c="11"/><text:span text:style-name="T6">Sinon</text:span><text:line-break/> <text:s text:c="15"/>tabStatutJeu[iNbTour][0] ← placerJeton(tabStatutJeu[iNbTour][0], iJoueurCourant, iNbColonne, iNbLigne)<text:line-break/> <text:s text:c="15"/>tabStatutJeu[iNbTour][3] ← tabStatutJeu[iNbTour][3] + 1<text:line-break/> <text:s text:c="15"/>iVerif ← Verif(tabStatutJeu[iNbTour][0], iNbColonne, iNbLigne, iNbJetonVictoire)<text:line-break/> <text:s text:c="15"/><text:span text:style-name="T6">Si</text:span> iVerif = 1 ou iVerif = 2 <text:span text:style-name="T6">alors</text:span><text:line-break/> <text:s text:c="19"/>bVictoire ← Faux<text:line-break/> <text:s text:c="19"/>afficherPlateau(tabStatutJeu[iNbTour][0], iNbColonne, iNbLigne)<text:line-break/> <text:s text:c="19"/>Afficher("GG Joueur " + iVerif + " tu as gagné !")<text:line-break/> <text:s text:c="15"/><text:span text:style-name="T6">Sinon si</text:span> iVerif = 3 <text:span text:style-name="T6">alors</text:span><text:line-break/> <text:s text:c="19"/>bVictoire ← Faux<text:line-break/> <text:s text:c="19"/>afficherPlateau(tabStatutJeu[iNbTour][0], iNbColonne, iNbLigne)<text:line-break/> <text:s text:c="19"/>Afficher("Egalité dommage")<text:line-break/> <text:s text:c="15"/><text:span text:style-name="T6">Fin Si</text:span><text:line-break/><text:soft-page-break/> <text:s text:c="11"/><text:span text:style-name="T6">Fin Si</text:span><text:line-break/> <text:s text:c="7"/><text:span text:style-name="T6">Sinon</text:span></text:p>
      <text:p text:style-name="P9"><text:line-break/> <text:s text:c="11"/><text:span text:style-name="T6">Si</text:span> iJoueurCourant = 1 <text:span text:style-name="T6">alors</text:span><text:line-break/> <text:s text:c="15"/>tabStatutJeu[iNbTour][0] ← placerJeton(tabStatutJeu[iNbTour][0], iJoueurCourant, iNbColonne, iNbLigne)<text:line-break/> <text:s text:c="15"/>tabStatutJeu[iNbTour][3] ← tabStatutJeu[iNbTour][3] + 1<text:line-break/> <text:s text:c="11"/><text:span text:style-name="T6">Sinon</text:span><text:line-break/> <text:s text:c="15"/>colonne_ia ← meilleur_coup(tabStatutJeu[iNbTour][0], iNbColonne, iNbLigne, iNbJetonVictoire, 4)<text:line-break/> <text:s text:c="15"/>jouer_coup(tabStatutJeu[iNbTour][0], colonne_ia, iJoueurCourant)<text:line-break/> <text:s text:c="11"/><text:span text:style-name="T6">Fin Si</text:span><text:line-break/><text:line-break/> <text:s text:c="11"/>iVerif ← Verif(tabStatutJeu[iNbTour][0], iNbColonne, iNbLigne, iNbJetonVictoire)<text:line-break/> <text:s text:c="11"/><text:span text:style-name="T6">Si</text:span> iVerif = 1 ou iVerif = 2 <text:span text:style-name="T6">alors</text:span><text:line-break/> <text:s text:c="15"/>bVictoire ← Faux<text:line-break/> <text:s text:c="15"/>afficherPlateau(tabStatutJeu[iNbTour][0], iNbColonne, iNbLigne)<text:line-break/> <text:s text:c="15"/>Afficher("GG Joueur " + iVerif + " tu as gagné !")<text:line-break/> <text:s text:c="11"/><text:span text:style-name="T6">Sinon si</text:span> iVerif = 3 <text:span text:style-name="T6">alors</text:span><text:line-break/> <text:s text:c="15"/>bVictoire ← Faux<text:line-break/> <text:s text:c="15"/>afficherPlateau(tabStatutJeu[iNbTour][0], iNbColonne, iNbLigne)<text:line-break/> <text:s text:c="15"/>Afficher("Egalité dommage")<text:line-break/> <text:s text:c="11"/><text:span text:style-name="T6">Fin Si</text:span><text:line-break/> <text:s text:c="7"/><text:span text:style-name="T6">Fin Si</text:span><text:line-break/><text:line-break/> <text:s text:c="7"/><text:span text:style-name="T6">Si</text:span> iJoueurCourant = 1 <text:span text:style-name="T6">alors</text:span><text:line-break/> <text:s text:c="11"/>iJoueurCourant ← 2<text:line-break/> <text:s text:c="7"/><text:span text:style-name="T6">Sinon</text:span><text:line-break/> <text:s text:c="11"/>iJoueurCourant ← 1<text:line-break/> <text:s text:c="7"/><text:span text:style-name="T6">Fin Si</text:span><text:line-break/> <text:s text:c="7"/>iNbTour ← iNbTour + 1<text:line-break/> <text:s text:c="3"/><text:span text:style-name="T6">Fin Tant que</text:span><text:line-break/><text:span text:style-name="T14">Fin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12:09:29.019087404</meta:creation-date>
    <dc:date>2024-01-21T19:15:57.969000000</dc:date>
    <meta:editing-duration>PT37M59S</meta:editing-duration>
    <meta:editing-cycles>56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5" meta:word-count="276" meta:character-count="3015" meta:non-whitespace-character-count="2053"/>
  </office:meta>
</office:document-meta>
</file>